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nicht verraucht</text:p>
          </table:table-cell>
          <table:table-cell office:value-type="string" calcext:value-type="string">
            <text:p>leicht verraucht</text:p>
          </table:table-cell>
          <table:table-cell office:value-type="string" calcext:value-type="string">
            <text:p>verraucht</text:p>
          </table:table-cell>
          <table:table-cell office:value-type="string" calcext:value-type="string">
            <text:p>verschmiert</text:p>
          </table:table-cell>
          <table:table-cell office:value-type="string" calcext:value-type="string">
            <text:p>anmerkung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3144" calcext:value-type="float">
            <text:p>3144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</table:table-row>
        <table:table-row table:style-name="ro1">
          <table:table-cell table:style-name="ce2" office:value-type="float" office:value="4778" calcext:value-type="float">
            <text:p>477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109" calcext:value-type="float">
            <text:p>61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2" office:value-type="float" office:value="8178" calcext:value-type="float">
            <text:p>817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9568" calcext:value-type="float">
            <text:p>95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2" office:value-type="float" office:value="9571" calcext:value-type="float">
            <text:p>9571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2" office:value-type="float" office:value="9660" calcext:value-type="float">
            <text:p>96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789" calcext:value-type="float">
            <text:p>978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0037" calcext:value-type="float">
            <text:p>1003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060" calcext:value-type="float">
            <text:p>100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005" calcext:value-type="float">
            <text:p>11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528" calcext:value-type="float">
            <text:p>1152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582" calcext:value-type="float">
            <text:p>115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101" calcext:value-type="float">
            <text:p>121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127" calcext:value-type="float">
            <text:p>1212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775" calcext:value-type="float">
            <text:p>1277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799" calcext:value-type="float">
            <text:p>1279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823" calcext:value-type="float">
            <text:p>128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838" calcext:value-type="float">
            <text:p>1283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2952" calcext:value-type="float">
            <text:p>1295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994" calcext:value-type="float">
            <text:p>1299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98" calcext:value-type="float">
            <text:p>1299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006" calcext:value-type="float">
            <text:p>1300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018" calcext:value-type="float">
            <text:p>1301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219" calcext:value-type="float">
            <text:p>1321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234" calcext:value-type="float">
            <text:p>1323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242" calcext:value-type="float">
            <text:p>1324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262" calcext:value-type="float">
            <text:p>1326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917" calcext:value-type="float">
            <text:p>139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963" calcext:value-type="float">
            <text:p>1396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5568" calcext:value-type="float">
            <text:p>1556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575" calcext:value-type="float">
            <text:p>1557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028" calcext:value-type="float">
            <text:p>1602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054" calcext:value-type="float">
            <text:p>1605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060" calcext:value-type="float">
            <text:p>160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345" calcext:value-type="float">
            <text:p>1634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375" calcext:value-type="float">
            <text:p>1637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708" calcext:value-type="float">
            <text:p>217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782" calcext:value-type="float">
            <text:p>217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1867" calcext:value-type="float">
            <text:p>2186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932" calcext:value-type="float">
            <text:p>2193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936" calcext:value-type="float">
            <text:p>219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083" calcext:value-type="float">
            <text:p>2208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123" calcext:value-type="float">
            <text:p>2212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468" calcext:value-type="float">
            <text:p>2246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476" calcext:value-type="float">
            <text:p>2247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529" calcext:value-type="float">
            <text:p>2252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533" calcext:value-type="float">
            <text:p>2253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557" calcext:value-type="float">
            <text:p>2255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2645" calcext:value-type="float">
            <text:p>2264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2784" calcext:value-type="float">
            <text:p>2278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2821" calcext:value-type="float">
            <text:p>2282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2875" calcext:value-type="float">
            <text:p>2287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2925" calcext:value-type="float">
            <text:p>2292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2970" calcext:value-type="float">
            <text:p>2297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3540" calcext:value-type="float">
            <text:p>2354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3760" calcext:value-type="float">
            <text:p>2376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3842" calcext:value-type="float">
            <text:p>2384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3929" calcext:value-type="float">
            <text:p>2392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eicht verschmiert</text:p>
          </table:table-cell>
        </table:table-row>
        <table:table-row table:style-name="ro1">
          <table:table-cell office:value-type="float" office:value="24779" calcext:value-type="float">
            <text:p>24779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rausziehen</text:p>
          </table:table-cell>
        </table:table-row>
        <table:table-row table:style-name="ro1">
          <table:table-cell office:value-type="float" office:value="25256" calcext:value-type="float">
            <text:p>2525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587" calcext:value-type="float">
            <text:p>2558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798" calcext:value-type="float">
            <text:p>25798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833" calcext:value-type="float">
            <text:p>2583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839" calcext:value-type="float">
            <text:p>2583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11" calcext:value-type="float">
            <text:p>2591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965" calcext:value-type="float">
            <text:p>2596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5982" calcext:value-type="float">
            <text:p>2598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003" calcext:value-type="float">
            <text:p>260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08" calcext:value-type="float">
            <text:p>26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029" calcext:value-type="float">
            <text:p>2602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090" calcext:value-type="float">
            <text:p>260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105" calcext:value-type="float">
            <text:p>2610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183" calcext:value-type="float">
            <text:p>2618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222" calcext:value-type="float">
            <text:p>2622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58" calcext:value-type="float">
            <text:p>2625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263" calcext:value-type="float">
            <text:p>262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291" calcext:value-type="float">
            <text:p>2629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341" calcext:value-type="float">
            <text:p>2634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490" calcext:value-type="float">
            <text:p>264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571" calcext:value-type="float">
            <text:p>2657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6686" calcext:value-type="float">
            <text:p>2668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986" calcext:value-type="float">
            <text:p>26986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7412" calcext:value-type="float">
            <text:p>2741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452" calcext:value-type="float">
            <text:p>2745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497" calcext:value-type="float">
            <text:p>2749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510" calcext:value-type="float">
            <text:p>275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7527" calcext:value-type="float">
            <text:p>2752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7672" calcext:value-type="float">
            <text:p>2767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7756" calcext:value-type="float">
            <text:p>2775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7878" calcext:value-type="float">
            <text:p>27878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8082" calcext:value-type="float">
            <text:p>2808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8155" calcext:value-type="float">
            <text:p>2815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8218" calcext:value-type="float">
            <text:p>2821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8346" calcext:value-type="float">
            <text:p>2834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8361" calcext:value-type="float">
            <text:p>2836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8464" calcext:value-type="float">
            <text:p>2846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8509" calcext:value-type="float">
            <text:p>2850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8524" calcext:value-type="float">
            <text:p>2852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700" calcext:value-type="float">
            <text:p>287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705" calcext:value-type="float">
            <text:p>28705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8717" calcext:value-type="float">
            <text:p>2871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730" calcext:value-type="float">
            <text:p>287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34" calcext:value-type="float">
            <text:p>2873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28740" calcext:value-type="float">
            <text:p>287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44" calcext:value-type="float">
            <text:p>2874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28748" calcext:value-type="float">
            <text:p>2874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52" calcext:value-type="float">
            <text:p>2875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28773" calcext:value-type="float">
            <text:p>2877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795" calcext:value-type="float">
            <text:p>2879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28808" calcext:value-type="float">
            <text:p>2880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36" calcext:value-type="float">
            <text:p>28836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28855" calcext:value-type="float">
            <text:p>2885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899" calcext:value-type="float">
            <text:p>28899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28916" calcext:value-type="float">
            <text:p>2891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8935" calcext:value-type="float">
            <text:p>2893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29018" calcext:value-type="float">
            <text:p>2901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415" calcext:value-type="float">
            <text:p>29415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29595" calcext:value-type="float">
            <text:p>2959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643" calcext:value-type="float">
            <text:p>2964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29688" calcext:value-type="float">
            <text:p>2968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9848" calcext:value-type="float">
            <text:p>2984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30216" calcext:value-type="float">
            <text:p>3021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verschmiert</text:p>
          </table:table-cell>
        </table:table-row>
        <table:table-row table:style-name="ro1">
          <table:table-cell office:value-type="float" office:value="30732" calcext:value-type="float">
            <text:p>307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744" calcext:value-type="float">
            <text:p>3074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790" calcext:value-type="float">
            <text:p>3079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846" calcext:value-type="float">
            <text:p>3084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859" calcext:value-type="float">
            <text:p>3085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893" calcext:value-type="float">
            <text:p>3089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0960" calcext:value-type="float">
            <text:p>309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992" calcext:value-type="float">
            <text:p>3099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üte</text:p>
          </table:table-cell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Tüte Nahaufnahme rausziehen</text:p>
          </table:table-cell>
        </table:table-row>
        <table:table-row table:style-name="ro1">
          <table:table-cell office:value-type="float" office:value="37361" calcext:value-type="float">
            <text:p>37361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Tüte Nahaufnahme rausziehen</text:p>
          </table:table-cell>
        </table:table-row>
        <table:table-row table:style-name="ro1">
          <table:table-cell office:value-type="float" office:value="38887" calcext:value-type="float">
            <text:p>38887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Gewebe von nah</text:p>
          </table:table-cell>
        </table:table-row>
        <table:table-row table:style-name="ro1">
          <table:table-cell office:value-type="float" office:value="39710" calcext:value-type="float">
            <text:p>3971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teilweise verschmiert</text:p>
          </table:table-cell>
        </table:table-row>
        <table:table-row table:style-name="ro1">
          <table:table-cell office:value-type="float" office:value="43109" calcext:value-type="float">
            <text:p>431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301" calcext:value-type="float">
            <text:p>4330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3322" calcext:value-type="float">
            <text:p>4332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372" calcext:value-type="float">
            <text:p>43372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832" calcext:value-type="float">
            <text:p>4383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833" calcext:value-type="float">
            <text:p>43833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853" calcext:value-type="float">
            <text:p>4385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871" calcext:value-type="float">
            <text:p>4387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3885" calcext:value-type="float">
            <text:p>438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929" calcext:value-type="float">
            <text:p>4392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3954" calcext:value-type="float">
            <text:p>4395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994" calcext:value-type="float">
            <text:p>43994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4072" calcext:value-type="float">
            <text:p>4407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unst + verschmiert</text:p>
          </table:table-cell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unst + verschmie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27:22.184201233</meta:creation-date>
    <dc:date>2022-11-17T17:05:15.444134345</dc:date>
    <meta:editing-duration>P1DT12H40M47S</meta:editing-duration>
    <meta:editing-cycles>1100</meta:editing-cycles>
    <meta:generator>LibreOffice/7.3.6.2$Linux_X86_64 LibreOffice_project/30$Build-2</meta:generator>
    <meta:document-statistic meta:table-count="1" meta:cell-count="419" meta:object-count="0"/>
  </office:meta>
</office:document-meta>
</file>